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f1d" officeooo:paragraph-rsid="00029f1d"/>
    </style:style>
    <style:style style:name="T1" style:family="text">
      <style:text-properties officeooo:rsid="00032828"/>
    </style:style>
    <style:style style:name="T2" style:family="text">
      <style:text-properties officeooo:rsid="00052f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-1-1:</text:p>
      <text:p text:style-name="P1"/>
      <text:p text:style-name="P1">In this task which is creating a .JAR for a SpringBoot application using maven, then we should create a docker file to this .JAR file <text:span text:style-name="T1">then we need to build an image for this docker file, after that we need to use a Docker Compose which will pull a Postgress Dtatabase Docker Image from Docker Hub and run the local image that I creat</text:span><text:span text:style-name="T2">e</text:span><text:span text:style-name="T1"> for my SpreingBoot Application </text:span><text:span text:style-name="T2">to run it localy on port 8080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8:19:50.091810833</meta:creation-date>
    <dc:date>2024-01-06T18:44:38.973243325</dc:date>
    <meta:editing-duration>PT4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77" meta:character-count="406" meta:non-whitespace-character-count="331"/>
  </office:meta>
</office:document-meta>
</file>